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style-name="ce1" office:value-type="string" calcext:value-type="string">
            <text:p>LV_ALIGN_OUT_TOP_MID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w_left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row:rigth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rake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ighBeam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owBeam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w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4:26:00.238000000</meta:creation-date>
    <dc:date>2025-06-09T16:11:12.631000000</dc:date>
    <meta:editing-duration>PT1H45M13S</meta:editing-duration>
    <meta:editing-cycles>3</meta:editing-cycles>
    <meta:generator>LibreOffice/7.6.4.1$Windows_X86_64 LibreOffice_project/e19e193f88cd6c0525a17fb7a176ed8e6a3e2aa1</meta:generator>
    <meta:document-statistic meta:table-count="1" meta:cell-count="45" meta:object-count="0"/>
  </office:meta>
</office:document-meta>
</file>